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3631" calcext:value-type="float">
            <text:p>23631</text:p>
          </table:table-cell>
          <table:table-cell office:value-type="percentage" office:value="0.269474188362" calcext:value-type="percentage">
            <text:p>26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7502" calcext:value-type="float">
            <text:p>57502</text:p>
          </table:table-cell>
          <table:table-cell office:value-type="percentage" office:value="0.655719384672" calcext:value-type="percentage">
            <text:p>65.57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6560" calcext:value-type="float">
            <text:p>6560</text:p>
          </table:table-cell>
          <table:table-cell office:value-type="percentage" office:value="0.0748064269668" calcext:value-type="percentage">
            <text:p>7.48%</text:p>
          </table:table-cell>
          <table:table-cell/>
          <table:table-cell table:style-name="ce1" office:value-type="percentage" office:value="0.9252" calcext:value-type="percentage">
            <text:p>92.52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7693" calcext:value-type="float">
            <text:p>87693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3402" calcext:value-type="float">
            <text:p>23402</text:p>
          </table:table-cell>
          <table:table-cell office:value-type="percentage" office:value="0.267359762367" calcext:value-type="percentage">
            <text:p>26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7735" calcext:value-type="float">
            <text:p>57735</text:p>
          </table:table-cell>
          <table:table-cell office:value-type="percentage" office:value="0.659602422027" calcext:value-type="percentage">
            <text:p>65.96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6393" calcext:value-type="float">
            <text:p>6393</text:p>
          </table:table-cell>
          <table:table-cell office:value-type="percentage" office:value="0.0730378156061" calcext:value-type="percentage">
            <text:p>7.30%</text:p>
          </table:table-cell>
          <table:table-cell/>
          <table:table-cell table:style-name="ce1" office:value-type="percentage" office:value="0.927" calcext:value-type="percentage">
            <text:p>92.70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7530" calcext:value-type="float">
            <text:p>87530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3848" calcext:value-type="float">
            <text:p>23848</text:p>
          </table:table-cell>
          <table:table-cell office:value-type="percentage" office:value="0.273342044334" calcext:value-type="percentage">
            <text:p>27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7097" calcext:value-type="float">
            <text:p>57097</text:p>
          </table:table-cell>
          <table:table-cell office:value-type="percentage" office:value="0.654436879628" calcext:value-type="percentage">
            <text:p>65.44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6301" calcext:value-type="float">
            <text:p>6301</text:p>
          </table:table-cell>
          <table:table-cell office:value-type="percentage" office:value="0.0722210760379" calcext:value-type="percentage">
            <text:p>7.22%</text:p>
          </table:table-cell>
          <table:table-cell/>
          <table:table-cell table:style-name="ce1" office:value-type="percentage" office:value="0.9278" calcext:value-type="percentage">
            <text:p>92.7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7246" calcext:value-type="float">
            <text:p>87246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4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3956" calcext:value-type="float">
            <text:p>23956</text:p>
          </table:table-cell>
          <table:table-cell office:value-type="percentage" office:value="0.276583462258" calcext:value-type="percentage">
            <text:p>27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6189" calcext:value-type="float">
            <text:p>56189</text:p>
          </table:table-cell>
          <table:table-cell office:value-type="percentage" office:value="0.648728842912" calcext:value-type="percentage">
            <text:p>64.87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6469" calcext:value-type="float">
            <text:p>6469</text:p>
          </table:table-cell>
          <table:table-cell office:value-type="percentage" office:value="0.0746876948299" calcext:value-type="percentage">
            <text:p>7.47%</text:p>
          </table:table-cell>
          <table:table-cell/>
          <table:table-cell table:style-name="ce1" office:value-type="percentage" office:value="0.9253" calcext:value-type="percentage">
            <text:p>92.53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6614" calcext:value-type="float">
            <text:p>86614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5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4371" calcext:value-type="float">
            <text:p>24371</text:p>
          </table:table-cell>
          <table:table-cell office:value-type="percentage" office:value="0.281365089994" calcext:value-type="percentage">
            <text:p>28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6344" calcext:value-type="float">
            <text:p>56344</text:p>
          </table:table-cell>
          <table:table-cell office:value-type="percentage" office:value="0.65049586109" calcext:value-type="percentage">
            <text:p>65.05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5902" calcext:value-type="float">
            <text:p>5902</text:p>
          </table:table-cell>
          <table:table-cell office:value-type="percentage" office:value="0.0681390489165" calcext:value-type="percentage">
            <text:p>6.81%</text:p>
          </table:table-cell>
          <table:table-cell/>
          <table:table-cell table:style-name="ce1" office:value-type="percentage" office:value="0.9319" calcext:value-type="percentage">
            <text:p>93.19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6617" calcext:value-type="float">
            <text:p>86617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6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5245" calcext:value-type="float">
            <text:p>25245</text:p>
          </table:table-cell>
          <table:table-cell office:value-type="percentage" office:value="0.288567052261" calcext:value-type="percentage">
            <text:p>28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6759" calcext:value-type="float">
            <text:p>56759</text:p>
          </table:table-cell>
          <table:table-cell office:value-type="percentage" office:value="0.648792922134" calcext:value-type="percentage">
            <text:p>64.88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5480" calcext:value-type="float">
            <text:p>5480</text:p>
          </table:table-cell>
          <table:table-cell office:value-type="percentage" office:value="0.0626400256047" calcext:value-type="percentage">
            <text:p>6.26%</text:p>
          </table:table-cell>
          <table:table-cell/>
          <table:table-cell table:style-name="ce1" office:value-type="percentage" office:value="0.9374" calcext:value-type="percentage">
            <text:p>93.74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7484" calcext:value-type="float">
            <text:p>87484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7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2975" calcext:value-type="float">
            <text:p>22975</text:p>
          </table:table-cell>
          <table:table-cell office:value-type="percentage" office:value="0.270979536475" calcext:value-type="percentage">
            <text:p>27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5438" calcext:value-type="float">
            <text:p>55438</text:p>
          </table:table-cell>
          <table:table-cell office:value-type="percentage" office:value="0.653865660199" calcext:value-type="percentage">
            <text:p>65.39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6372" calcext:value-type="float">
            <text:p>6372</text:p>
          </table:table-cell>
          <table:table-cell office:value-type="percentage" office:value="0.0751548033261" calcext:value-type="percentage">
            <text:p>7.52%</text:p>
          </table:table-cell>
          <table:table-cell/>
          <table:table-cell table:style-name="ce1" office:value-type="percentage" office:value="0.9248" calcext:value-type="percentage">
            <text:p>92.4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4785" calcext:value-type="float">
            <text:p>84785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8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4461" calcext:value-type="float">
            <text:p>24461</text:p>
          </table:table-cell>
          <table:table-cell office:value-type="percentage" office:value="0.289825708835" calcext:value-type="percentage">
            <text:p>28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4874" calcext:value-type="float">
            <text:p>54874</text:p>
          </table:table-cell>
          <table:table-cell office:value-type="percentage" office:value="0.650173580256" calcext:value-type="percentage">
            <text:p>65.02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5064" calcext:value-type="float">
            <text:p>5064</text:p>
          </table:table-cell>
          <table:table-cell office:value-type="percentage" office:value="0.0600007109089" calcext:value-type="percentage">
            <text:p>6.00%</text:p>
          </table:table-cell>
          <table:table-cell/>
          <table:table-cell table:style-name="ce1" office:value-type="percentage" office:value="0.94" calcext:value-type="percentage">
            <text:p>94.00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4399" calcext:value-type="float">
            <text:p>84399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9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5414" calcext:value-type="float">
            <text:p>25414</text:p>
          </table:table-cell>
          <table:table-cell office:value-type="percentage" office:value="0.295466964296" calcext:value-type="percentage">
            <text:p>29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5247" calcext:value-type="float">
            <text:p>55247</text:p>
          </table:table-cell>
          <table:table-cell office:value-type="percentage" office:value="0.64230988339" calcext:value-type="percentage">
            <text:p>64.23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5352" calcext:value-type="float">
            <text:p>5352</text:p>
          </table:table-cell>
          <table:table-cell office:value-type="percentage" office:value="0.0622231523142" calcext:value-type="percentage">
            <text:p>6.22%</text:p>
          </table:table-cell>
          <table:table-cell/>
          <table:table-cell table:style-name="ce1" office:value-type="percentage" office:value="0.9378" calcext:value-type="percentage">
            <text:p>93.7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6013" calcext:value-type="float">
            <text:p>86013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10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bsolute Amount</text:p>
          </table:table-cell>
          <table:table-cell table:style-name="Default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4478" calcext:value-type="float">
            <text:p>24478</text:p>
          </table:table-cell>
          <table:table-cell office:value-type="percentage" office:value="0.288689703975" calcext:value-type="percentage">
            <text:p>28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54580" calcext:value-type="float">
            <text:p>54580</text:p>
          </table:table-cell>
          <table:table-cell office:value-type="percentage" office:value="0.643707984432" calcext:value-type="percentage">
            <text:p>64.37%</text:p>
          </table:table-cell>
          <table:table-cell/>
          <table:table-cell office:value-type="string" calcext:value-type="string">
            <text:p>Passing TC Rate: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5732" calcext:value-type="float">
            <text:p>5732</text:p>
          </table:table-cell>
          <table:table-cell office:value-type="percentage" office:value="0.0676023115933" calcext:value-type="percentage">
            <text:p>6.76%</text:p>
          </table:table-cell>
          <table:table-cell/>
          <table:table-cell table:style-name="ce1" office:value-type="percentage" office:value="0.9324" calcext:value-type="percentage">
            <text:p>93.24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84790" calcext:value-type="float">
            <text:p>84790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Average" table:style-name="ta1">
        <table:table-column table:style-name="co2" table:default-cell-style-name="ce3"/>
        <table:table-column table:style-name="co3" table:default-cell-style-name="ce4"/>
        <table:table-column table:style-name="co1" table:default-cell-style-name="ce1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3" office:value-type="string" calcext:value-type="string">
            <text:p>Absolute Amount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Average Difference 0</text:p>
          </table:table-cell>
          <table:table-cell table:formula="of:=AVERAGE([$Ex1.B2];[$Ex2.B2];[$Ex3.B2];[$Ex4.B2];[$Ex5.B2];[$Ex6.B2];[$Ex7.B2];[$Ex8.B2];[$Ex9.B2];[$Ex10.B2])" office:value-type="float" office:value="24178.1" calcext:value-type="float">
            <text:p>2417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verage </text:span>Difference 1</text:p>
          </table:table-cell>
          <table:table-cell table:formula="of:=AVERAGE([$Ex1.B3];[$Ex2.B3];[$Ex3.B3];[$Ex4.B3];[$Ex5.B3];[$Ex6.B3];[$Ex7.B3];[$Ex8.B3];[$Ex9.B3];[$Ex10.B3])" office:value-type="float" office:value="56176.5" calcext:value-type="float">
            <text:p>5617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verage </text:span>Difference 2</text:p>
          </table:table-cell>
          <table:table-cell table:formula="of:=AVERAGE([$Ex1.B4];[$Ex2.B4];[$Ex3.B4];[$Ex4.B4];[$Ex5.B4];[$Ex6.B4];[$Ex7.B4];[$Ex8.B4];[$Ex9.B4];[$Ex10.B4])" office:value-type="float" office:value="5962.5" calcext:value-type="float">
            <text:p>59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verage </text:span>Difference 3</text:p>
          </table:table-cell>
          <table:table-cell table:formula="of:=AVERAGE([$Ex1.B5];[$Ex2.B5];[$Ex3.B5];[$Ex4.B5];[$Ex5.B5];[$Ex6.B5];[$Ex7.B5];[$Ex8.B5];[$Ex9.B5];[$Ex10.B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verage </text:span>Difference 4</text:p>
          </table:table-cell>
          <table:table-cell table:formula="of:=AVERAGE([$Ex1.B6];[$Ex2.B6];[$Ex3.B6];[$Ex4.B6];[$Ex5.B6];[$Ex6.B6];[$Ex7.B6];[$Ex8.B6];[$Ex9.B6];[$Ex10.B6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2" table:number-columns-repeated="2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Average </text:span>Sum</text:p>
          </table:table-cell>
          <table:table-cell table:style-name="ce3" table:formula="of:=SUM([.B2:.B6])" office:value-type="float" office:value="86317.1" calcext:value-type="float">
            <text:p>86317.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style-name="ce14"/>
          <table:table-cell table:number-columns-repeated="3"/>
        </table:table-row>
        <table:table-row table:style-name="ro1">
          <table:table-cell table:style-name="ce6" office:value-type="string" calcext:value-type="string">
            <text:p>Average Passing TC Rate:</text:p>
          </table:table-cell>
          <table:table-cell table:style-name="ce1" table:formula="of:=AVERAGE([$Ex1.E4];[$Ex2.E4];[$Ex3.E4];[$Ex4.E4];[$Ex5.E4];[$Ex6.E4];[$Ex7.E4];[$Ex8.E4];[$Ex9.E4];[$Ex10.E4])" office:value-type="percentage" office:value="0.93096" calcext:value-type="percentage">
            <text:p>93.10%</text:p>
          </table:table-cell>
          <table:table-cell table:style-name="ce1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/</number:text>
      <number:month number:textual="true"/>
      <number:text>/</number:text>
      <number:year/>
    </number:date-style>
    <number:date-style style:name="N137">
      <number:day/>
      <number:text>/</number:text>
      <number:month number:textual="true"/>
    </number:date-style>
    <number:date-style style:name="N138">
      <number:month number:textual="true"/>
      <number:text>/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0:29:25.0482125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5T23:35:23.774611528</meta:creation-date>
    <dc:date>2024-05-16T10:39:46.566499031</dc:date>
    <meta:editing-duration>PT49M23S</meta:editing-duration>
    <meta:editing-cycles>33</meta:editing-cycles>
    <meta:generator>LibreOffice/6.4.7.2$Linux_X86_64 LibreOffice_project/40$Build-2</meta:generator>
    <meta:document-statistic meta:table-count="11" meta:cell-count="235" meta:object-count="0"/>
  </office:meta>
</office:document-meta>
</file>